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cc"/>
    </style:style>
    <style:style style:name="ce4" style:family="table-cell" style:parent-style-name="Default" style:data-style-name="N0">
      <style:table-cell-properties fo:background-color="#ccffcc"/>
    </style:style>
    <style:style style:name="ce5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 style:data-style-name="N0">
      <style:table-cell-properties fo:background-color="#ffccc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row table:style-name="ro2">
          <table:table-cell table:style-name="ce1" office:value-type="string">
            <text:p>FrameNumber</text:p>
          </table:table-cell>
          <table:table-cell table:style-name="ce2" office:value-type="string">
            <text:p>HasKermit</text:p>
          </table:table-cell>
          <table:table-cell table:style-name="ce5" office:value-type="string">
            <text:p>HasMsPiggy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1">
            <text:p>12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99">
            <text:p>12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7">
            <text:p>13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6">
            <text:p>13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6">
            <text:p>13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1">
            <text:p>13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4">
            <text:p>13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6">
            <text:p>13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9">
            <text:p>13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98">
            <text:p>13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6">
            <text:p>14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9">
            <text:p>14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5">
            <text:p>14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6">
            <text:p>1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3">
            <text:p>14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9">
            <text:p>14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1">
            <text:p>1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7">
            <text:p>14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1">
            <text:p>14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2">
            <text:p>14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9">
            <text:p>14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1">
            <text:p>14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7">
            <text:p>14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8">
            <text:p>14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2">
            <text:p>14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7">
            <text:p>14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1">
            <text:p>14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7">
            <text:p>14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03">
            <text:p>150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05">
            <text:p>150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14">
            <text:p>151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37">
            <text:p>153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38">
            <text:p>153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41">
            <text:p>154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47">
            <text:p>154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53">
            <text:p>155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55">
            <text:p>155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58">
            <text:p>155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61">
            <text:p>156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62">
            <text:p>156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69">
            <text:p>156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1575">
            <text:p>157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1577">
            <text:p>157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1578">
            <text:p>157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1579">
            <text:p>157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86">
            <text:p>158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92">
            <text:p>159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95">
            <text:p>159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96">
            <text:p>159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97">
            <text:p>159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03">
            <text:p>160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04">
            <text:p>160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06">
            <text:p>160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11">
            <text:p>161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13">
            <text:p>161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14">
            <text:p>161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17">
            <text:p>161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21">
            <text:p>162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22">
            <text:p>162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26">
            <text:p>162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29">
            <text:p>162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42">
            <text:p>164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43">
            <text:p>164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49">
            <text:p>164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53">
            <text:p>165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54">
            <text:p>165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56">
            <text:p>165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57">
            <text:p>165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58">
            <text:p>165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59">
            <text:p>165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65">
            <text:p>166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69">
            <text:p>166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74">
            <text:p>167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75">
            <text:p>167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77">
            <text:p>167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81">
            <text:p>168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82">
            <text:p>168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83">
            <text:p>168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85">
            <text:p>168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89">
            <text:p>168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93">
            <text:p>169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94">
            <text:p>169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97">
            <text:p>169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98">
            <text:p>169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04">
            <text:p>170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05">
            <text:p>170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06">
            <text:p>170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08">
            <text:p>170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09">
            <text:p>170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11">
            <text:p>171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14">
            <text:p>171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15">
            <text:p>171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17">
            <text:p>171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18">
            <text:p>171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19">
            <text:p>171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26">
            <text:p>172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29">
            <text:p>172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31">
            <text:p>173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32">
            <text:p>173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34">
            <text:p>173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36">
            <text:p>173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41">
            <text:p>174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46">
            <text:p>174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51">
            <text:p>175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55">
            <text:p>175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56">
            <text:p>175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57">
            <text:p>175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59">
            <text:p>175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61">
            <text:p>176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62">
            <text:p>176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63">
            <text:p>176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64">
            <text:p>176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67">
            <text:p>176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72">
            <text:p>177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74">
            <text:p>177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85">
            <text:p>178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91">
            <text:p>179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98">
            <text:p>179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18">
            <text:p>181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19">
            <text:p>181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21">
            <text:p>182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24">
            <text:p>182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25">
            <text:p>182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27">
            <text:p>182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31">
            <text:p>183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49">
            <text:p>184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51">
            <text:p>185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55">
            <text:p>185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61">
            <text:p>186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74">
            <text:p>187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26">
            <text:p>202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28">
            <text:p>202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29">
            <text:p>202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38">
            <text:p>203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40">
            <text:p>204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41">
            <text:p>204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42">
            <text:p>204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43">
            <text:p>204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44">
            <text:p>204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45">
            <text:p>204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46">
            <text:p>204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47">
            <text:p>204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49">
            <text:p>204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51">
            <text:p>205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52">
            <text:p>205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53">
            <text:p>205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54">
            <text:p>205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55">
            <text:p>205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56">
            <text:p>205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58">
            <text:p>205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59">
            <text:p>205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60">
            <text:p>206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61">
            <text:p>206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62">
            <text:p>206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63">
            <text:p>206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64">
            <text:p>206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66">
            <text:p>206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67">
            <text:p>206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69">
            <text:p>206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70">
            <text:p>207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71">
            <text:p>207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72">
            <text:p>207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73">
            <text:p>207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74">
            <text:p>207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75">
            <text:p>207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76">
            <text:p>207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77">
            <text:p>207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78">
            <text:p>207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79">
            <text:p>207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81">
            <text:p>208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82">
            <text:p>208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83">
            <text:p>208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85">
            <text:p>208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86">
            <text:p>208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88">
            <text:p>208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89">
            <text:p>208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90">
            <text:p>209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91">
            <text:p>209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92">
            <text:p>209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94">
            <text:p>209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95">
            <text:p>209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96">
            <text:p>209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97">
            <text:p>209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98">
            <text:p>209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99">
            <text:p>209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02">
            <text:p>210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04">
            <text:p>210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05">
            <text:p>210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06">
            <text:p>210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07">
            <text:p>210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09">
            <text:p>210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10">
            <text:p>211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11">
            <text:p>211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13">
            <text:p>211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14">
            <text:p>211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15">
            <text:p>211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16">
            <text:p>211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17">
            <text:p>211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18">
            <text:p>211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19">
            <text:p>211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20">
            <text:p>212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21">
            <text:p>212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22">
            <text:p>212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23">
            <text:p>212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24">
            <text:p>212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25">
            <text:p>212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26">
            <text:p>212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30">
            <text:p>213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31">
            <text:p>213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32">
            <text:p>213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33">
            <text:p>213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34">
            <text:p>213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35">
            <text:p>213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36">
            <text:p>213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38">
            <text:p>213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40">
            <text:p>214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41">
            <text:p>214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42">
            <text:p>214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43">
            <text:p>214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44">
            <text:p>214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45">
            <text:p>214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46">
            <text:p>214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47">
            <text:p>214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48">
            <text:p>214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49">
            <text:p>214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51">
            <text:p>215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52">
            <text:p>215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53">
            <text:p>215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54">
            <text:p>215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55">
            <text:p>215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57">
            <text:p>215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58">
            <text:p>215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59">
            <text:p>215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60">
            <text:p>216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61">
            <text:p>216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62">
            <text:p>216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63">
            <text:p>216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64">
            <text:p>216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65">
            <text:p>216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66">
            <text:p>216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67">
            <text:p>216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68">
            <text:p>216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69">
            <text:p>216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70">
            <text:p>217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71">
            <text:p>217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72">
            <text:p>217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73">
            <text:p>217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74">
            <text:p>217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75">
            <text:p>217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76">
            <text:p>217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77">
            <text:p>217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78">
            <text:p>217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79">
            <text:p>217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81">
            <text:p>218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84">
            <text:p>218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85">
            <text:p>218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86">
            <text:p>218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87">
            <text:p>218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88">
            <text:p>218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89">
            <text:p>218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92">
            <text:p>219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93">
            <text:p>219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94">
            <text:p>219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95">
            <text:p>219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96">
            <text:p>219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97">
            <text:p>219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98">
            <text:p>219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199">
            <text:p>219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01">
            <text:p>220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03">
            <text:p>220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04">
            <text:p>220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05">
            <text:p>220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06">
            <text:p>220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07">
            <text:p>220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08">
            <text:p>220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09">
            <text:p>220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10">
            <text:p>221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11">
            <text:p>221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12">
            <text:p>221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13">
            <text:p>221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15">
            <text:p>221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16">
            <text:p>221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17">
            <text:p>221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18">
            <text:p>221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19">
            <text:p>221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20">
            <text:p>222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21">
            <text:p>222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22">
            <text:p>222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23">
            <text:p>222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24">
            <text:p>222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25">
            <text:p>222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26">
            <text:p>222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27">
            <text:p>222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30">
            <text:p>223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31">
            <text:p>223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32">
            <text:p>223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33">
            <text:p>223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34">
            <text:p>223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35">
            <text:p>223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36">
            <text:p>223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37">
            <text:p>223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38">
            <text:p>223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39">
            <text:p>223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40">
            <text:p>224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41">
            <text:p>224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42">
            <text:p>224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43">
            <text:p>224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45">
            <text:p>224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46">
            <text:p>224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47">
            <text:p>224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48">
            <text:p>224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49">
            <text:p>224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51">
            <text:p>225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52">
            <text:p>225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53">
            <text:p>225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54">
            <text:p>225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55">
            <text:p>225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56">
            <text:p>225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57">
            <text:p>225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58">
            <text:p>225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59">
            <text:p>225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60">
            <text:p>226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61">
            <text:p>226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62">
            <text:p>226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63">
            <text:p>226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64">
            <text:p>226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65">
            <text:p>226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66">
            <text:p>226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67">
            <text:p>226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68">
            <text:p>226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69">
            <text:p>226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70">
            <text:p>227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71">
            <text:p>227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72">
            <text:p>227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73">
            <text:p>227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74">
            <text:p>227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75">
            <text:p>227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76">
            <text:p>227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77">
            <text:p>227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78">
            <text:p>227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79">
            <text:p>227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80">
            <text:p>228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81">
            <text:p>228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282">
            <text:p>228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283">
            <text:p>228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284">
            <text:p>228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285">
            <text:p>228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286">
            <text:p>228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287">
            <text:p>228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289">
            <text:p>228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290">
            <text:p>229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295">
            <text:p>229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297">
            <text:p>229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298">
            <text:p>229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299">
            <text:p>229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01">
            <text:p>230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02">
            <text:p>230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03">
            <text:p>230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04">
            <text:p>230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05">
            <text:p>230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06">
            <text:p>230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07">
            <text:p>230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08">
            <text:p>230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09">
            <text:p>230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11">
            <text:p>231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12">
            <text:p>231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13">
            <text:p>231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14">
            <text:p>231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16">
            <text:p>231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17">
            <text:p>231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18">
            <text:p>231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19">
            <text:p>231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21">
            <text:p>232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22">
            <text:p>232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25">
            <text:p>232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26">
            <text:p>232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27">
            <text:p>232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28">
            <text:p>232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29">
            <text:p>232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30">
            <text:p>233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31">
            <text:p>233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33">
            <text:p>233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34">
            <text:p>233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35">
            <text:p>233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36">
            <text:p>233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37">
            <text:p>233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38">
            <text:p>233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39">
            <text:p>233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40">
            <text:p>234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41">
            <text:p>234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42">
            <text:p>234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43">
            <text:p>234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44">
            <text:p>234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45">
            <text:p>234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46">
            <text:p>234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47">
            <text:p>234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48">
            <text:p>234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49">
            <text:p>234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50">
            <text:p>235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51">
            <text:p>235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52">
            <text:p>235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53">
            <text:p>235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54">
            <text:p>235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55">
            <text:p>235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56">
            <text:p>235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57">
            <text:p>235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58">
            <text:p>235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59">
            <text:p>235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60">
            <text:p>236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61">
            <text:p>236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62">
            <text:p>236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63">
            <text:p>236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64">
            <text:p>236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65">
            <text:p>236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66">
            <text:p>236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67">
            <text:p>236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68">
            <text:p>236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69">
            <text:p>236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70">
            <text:p>237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71">
            <text:p>237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72">
            <text:p>237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73">
            <text:p>237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74">
            <text:p>237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75">
            <text:p>237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77">
            <text:p>237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78">
            <text:p>237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81">
            <text:p>238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82">
            <text:p>238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83">
            <text:p>238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84">
            <text:p>238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85">
            <text:p>238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86">
            <text:p>238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87">
            <text:p>238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88">
            <text:p>238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89">
            <text:p>238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90">
            <text:p>239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91">
            <text:p>239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92">
            <text:p>239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93">
            <text:p>239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94">
            <text:p>239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95">
            <text:p>239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96">
            <text:p>239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97">
            <text:p>239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98">
            <text:p>239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399">
            <text:p>239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401">
            <text:p>240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02">
            <text:p>240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03">
            <text:p>240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04">
            <text:p>240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05">
            <text:p>240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06">
            <text:p>240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07">
            <text:p>240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08">
            <text:p>240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09">
            <text:p>240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10">
            <text:p>241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11">
            <text:p>241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12">
            <text:p>241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13">
            <text:p>241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14">
            <text:p>241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15">
            <text:p>241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16">
            <text:p>241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17">
            <text:p>241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18">
            <text:p>241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19">
            <text:p>241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21">
            <text:p>242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22">
            <text:p>242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23">
            <text:p>242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24">
            <text:p>242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25">
            <text:p>242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26">
            <text:p>242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27">
            <text:p>242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28">
            <text:p>242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29">
            <text:p>242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30">
            <text:p>243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31">
            <text:p>243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32">
            <text:p>243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33">
            <text:p>243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34">
            <text:p>243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35">
            <text:p>243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36">
            <text:p>243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37">
            <text:p>243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38">
            <text:p>243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39">
            <text:p>243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40">
            <text:p>244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41">
            <text:p>244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43">
            <text:p>244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44">
            <text:p>244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45">
            <text:p>244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46">
            <text:p>244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47">
            <text:p>244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48">
            <text:p>244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49">
            <text:p>244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50">
            <text:p>245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51">
            <text:p>245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52">
            <text:p>245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53">
            <text:p>245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54">
            <text:p>245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55">
            <text:p>245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56">
            <text:p>245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57">
            <text:p>245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58">
            <text:p>245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59">
            <text:p>245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60">
            <text:p>246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61">
            <text:p>246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62">
            <text:p>246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63">
            <text:p>246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65">
            <text:p>246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66">
            <text:p>246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67">
            <text:p>246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68">
            <text:p>246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69">
            <text:p>246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70">
            <text:p>247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71">
            <text:p>247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73">
            <text:p>247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74">
            <text:p>247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75">
            <text:p>247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76">
            <text:p>247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77">
            <text:p>247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78">
            <text:p>247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79">
            <text:p>247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80">
            <text:p>248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81">
            <text:p>248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82">
            <text:p>248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83">
            <text:p>248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84">
            <text:p>248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85">
            <text:p>248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86">
            <text:p>248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87">
            <text:p>248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88">
            <text:p>248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89">
            <text:p>248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90">
            <text:p>249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91">
            <text:p>249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92">
            <text:p>249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93">
            <text:p>249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94">
            <text:p>249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95">
            <text:p>249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96">
            <text:p>249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97">
            <text:p>249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98">
            <text:p>249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499">
            <text:p>249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01">
            <text:p>250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02">
            <text:p>250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03">
            <text:p>250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04">
            <text:p>250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05">
            <text:p>250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06">
            <text:p>250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09">
            <text:p>250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10">
            <text:p>251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12">
            <text:p>251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13">
            <text:p>251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15">
            <text:p>251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19">
            <text:p>251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20">
            <text:p>252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21">
            <text:p>252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22">
            <text:p>252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23">
            <text:p>252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24">
            <text:p>252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25">
            <text:p>252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26">
            <text:p>252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27">
            <text:p>252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28">
            <text:p>252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29">
            <text:p>252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30">
            <text:p>253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31">
            <text:p>253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32">
            <text:p>253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33">
            <text:p>253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34">
            <text:p>253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35">
            <text:p>253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36">
            <text:p>253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37">
            <text:p>253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38">
            <text:p>253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39">
            <text:p>253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40">
            <text:p>254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41">
            <text:p>254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43">
            <text:p>254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45">
            <text:p>254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46">
            <text:p>254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47">
            <text:p>254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48">
            <text:p>254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49">
            <text:p>254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50">
            <text:p>255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51">
            <text:p>255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53">
            <text:p>255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54">
            <text:p>255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55">
            <text:p>255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56">
            <text:p>255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57">
            <text:p>255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58">
            <text:p>255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59">
            <text:p>255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61">
            <text:p>256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62">
            <text:p>256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63">
            <text:p>256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64">
            <text:p>256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65">
            <text:p>256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66">
            <text:p>256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67">
            <text:p>256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68">
            <text:p>256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69">
            <text:p>256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70">
            <text:p>257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71">
            <text:p>257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72">
            <text:p>257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73">
            <text:p>257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74">
            <text:p>257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75">
            <text:p>257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76">
            <text:p>257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77">
            <text:p>257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78">
            <text:p>257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79">
            <text:p>257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80">
            <text:p>258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81">
            <text:p>258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82">
            <text:p>258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83">
            <text:p>258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84">
            <text:p>258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85">
            <text:p>258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86">
            <text:p>258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87">
            <text:p>258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88">
            <text:p>258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89">
            <text:p>258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90">
            <text:p>259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91">
            <text:p>259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92">
            <text:p>259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93">
            <text:p>259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94">
            <text:p>259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95">
            <text:p>259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97">
            <text:p>259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98">
            <text:p>259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599">
            <text:p>259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01">
            <text:p>260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02">
            <text:p>260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03">
            <text:p>260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04">
            <text:p>260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05">
            <text:p>260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06">
            <text:p>260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07">
            <text:p>260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08">
            <text:p>260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09">
            <text:p>260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10">
            <text:p>261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11">
            <text:p>261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12">
            <text:p>261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13">
            <text:p>261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14">
            <text:p>261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15">
            <text:p>261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16">
            <text:p>261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17">
            <text:p>261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18">
            <text:p>261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19">
            <text:p>261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20">
            <text:p>262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21">
            <text:p>262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23">
            <text:p>262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24">
            <text:p>262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25">
            <text:p>262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26">
            <text:p>262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27">
            <text:p>262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28">
            <text:p>262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30">
            <text:p>263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31">
            <text:p>263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32">
            <text:p>263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33">
            <text:p>263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34">
            <text:p>263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35">
            <text:p>263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36">
            <text:p>263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37">
            <text:p>263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38">
            <text:p>263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39">
            <text:p>263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41">
            <text:p>264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42">
            <text:p>264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43">
            <text:p>264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44">
            <text:p>264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45">
            <text:p>264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46">
            <text:p>264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47">
            <text:p>264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48">
            <text:p>264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49">
            <text:p>264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50">
            <text:p>265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52">
            <text:p>265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53">
            <text:p>265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54">
            <text:p>265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55">
            <text:p>265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56">
            <text:p>265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57">
            <text:p>265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58">
            <text:p>265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59">
            <text:p>265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60">
            <text:p>266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61">
            <text:p>266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62">
            <text:p>266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63">
            <text:p>266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64">
            <text:p>266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65">
            <text:p>266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66">
            <text:p>266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67">
            <text:p>266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68">
            <text:p>266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69">
            <text:p>266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70">
            <text:p>267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72">
            <text:p>267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73">
            <text:p>267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74">
            <text:p>267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76">
            <text:p>267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77">
            <text:p>267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78">
            <text:p>267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79">
            <text:p>267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80">
            <text:p>268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81">
            <text:p>268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83">
            <text:p>268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85">
            <text:p>268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86">
            <text:p>268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87">
            <text:p>268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88">
            <text:p>268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89">
            <text:p>268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90">
            <text:p>269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91">
            <text:p>269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92">
            <text:p>269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93">
            <text:p>269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94">
            <text:p>269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95">
            <text:p>269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96">
            <text:p>269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97">
            <text:p>269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98">
            <text:p>269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699">
            <text:p>269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01">
            <text:p>270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03">
            <text:p>270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04">
            <text:p>270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05">
            <text:p>270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06">
            <text:p>270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07">
            <text:p>270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08">
            <text:p>270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09">
            <text:p>270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10">
            <text:p>271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11">
            <text:p>271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12">
            <text:p>271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13">
            <text:p>271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14">
            <text:p>271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15">
            <text:p>271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16">
            <text:p>271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17">
            <text:p>271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18">
            <text:p>271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19">
            <text:p>271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20">
            <text:p>272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21">
            <text:p>272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22">
            <text:p>272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24">
            <text:p>272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25">
            <text:p>272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26">
            <text:p>272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27">
            <text:p>272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29">
            <text:p>272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30">
            <text:p>273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31">
            <text:p>273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32">
            <text:p>273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33">
            <text:p>273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34">
            <text:p>273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35">
            <text:p>273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36">
            <text:p>273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37">
            <text:p>273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40">
            <text:p>274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42">
            <text:p>274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43">
            <text:p>274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44">
            <text:p>274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45">
            <text:p>274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46">
            <text:p>274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47">
            <text:p>274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48">
            <text:p>274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49">
            <text:p>274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51">
            <text:p>275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52">
            <text:p>275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53">
            <text:p>275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54">
            <text:p>275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55">
            <text:p>275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56">
            <text:p>275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57">
            <text:p>275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58">
            <text:p>275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59">
            <text:p>275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60">
            <text:p>276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61">
            <text:p>276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62">
            <text:p>276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63">
            <text:p>276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64">
            <text:p>276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65">
            <text:p>276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66">
            <text:p>276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67">
            <text:p>276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68">
            <text:p>276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69">
            <text:p>276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70">
            <text:p>277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71">
            <text:p>277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73">
            <text:p>277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74">
            <text:p>277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75">
            <text:p>277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76">
            <text:p>277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77">
            <text:p>277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78">
            <text:p>277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79">
            <text:p>277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80">
            <text:p>278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81">
            <text:p>278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83">
            <text:p>278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84">
            <text:p>278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85">
            <text:p>278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86">
            <text:p>278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87">
            <text:p>278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88">
            <text:p>278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89">
            <text:p>278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90">
            <text:p>279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91">
            <text:p>279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92">
            <text:p>279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93">
            <text:p>279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94">
            <text:p>279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95">
            <text:p>279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96">
            <text:p>279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97">
            <text:p>279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98">
            <text:p>279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799">
            <text:p>279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01">
            <text:p>280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02">
            <text:p>280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03">
            <text:p>280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04">
            <text:p>280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05">
            <text:p>280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06">
            <text:p>280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07">
            <text:p>280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08">
            <text:p>280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09">
            <text:p>280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10">
            <text:p>281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11">
            <text:p>281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12">
            <text:p>281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13">
            <text:p>281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14">
            <text:p>281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15">
            <text:p>281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17">
            <text:p>281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18">
            <text:p>281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19">
            <text:p>281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20">
            <text:p>282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21">
            <text:p>282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22">
            <text:p>282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23">
            <text:p>282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24">
            <text:p>282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25">
            <text:p>282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26">
            <text:p>282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28">
            <text:p>282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29">
            <text:p>282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30">
            <text:p>283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31">
            <text:p>283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32">
            <text:p>283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33">
            <text:p>283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34">
            <text:p>283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35">
            <text:p>283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36">
            <text:p>283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37">
            <text:p>283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38">
            <text:p>283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39">
            <text:p>283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40">
            <text:p>284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41">
            <text:p>284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42">
            <text:p>284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43">
            <text:p>284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44">
            <text:p>284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45">
            <text:p>284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46">
            <text:p>284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47">
            <text:p>284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51">
            <text:p>285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53">
            <text:p>285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54">
            <text:p>285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55">
            <text:p>285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56">
            <text:p>285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57">
            <text:p>285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58">
            <text:p>285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59">
            <text:p>285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61">
            <text:p>286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63">
            <text:p>286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64">
            <text:p>286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65">
            <text:p>286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66">
            <text:p>286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67">
            <text:p>2867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68">
            <text:p>2868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69">
            <text:p>286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70">
            <text:p>287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71">
            <text:p>287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72">
            <text:p>287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73">
            <text:p>287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74">
            <text:p>287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76">
            <text:p>287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77">
            <text:p>287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78">
            <text:p>287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79">
            <text:p>287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80">
            <text:p>288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82">
            <text:p>288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83">
            <text:p>288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85">
            <text:p>2885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86">
            <text:p>288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87">
            <text:p>288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88">
            <text:p>288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89">
            <text:p>288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90">
            <text:p>289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91">
            <text:p>289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92">
            <text:p>289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93">
            <text:p>289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94">
            <text:p>289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95">
            <text:p>289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96">
            <text:p>289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97">
            <text:p>289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98">
            <text:p>289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899">
            <text:p>289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01">
            <text:p>290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02">
            <text:p>290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03">
            <text:p>290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05">
            <text:p>290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06">
            <text:p>290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07">
            <text:p>290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08">
            <text:p>290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09">
            <text:p>290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10">
            <text:p>291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11">
            <text:p>291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12">
            <text:p>291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13">
            <text:p>291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14">
            <text:p>291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15">
            <text:p>291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16">
            <text:p>291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17">
            <text:p>291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18">
            <text:p>291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19">
            <text:p>291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20">
            <text:p>292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21">
            <text:p>292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22">
            <text:p>292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23">
            <text:p>292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24">
            <text:p>292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25">
            <text:p>292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26">
            <text:p>292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27">
            <text:p>292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28">
            <text:p>292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29">
            <text:p>292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30">
            <text:p>293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31">
            <text:p>293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32">
            <text:p>293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33">
            <text:p>293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34">
            <text:p>293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35">
            <text:p>293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36">
            <text:p>293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37">
            <text:p>293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38">
            <text:p>293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39">
            <text:p>293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40">
            <text:p>294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41">
            <text:p>294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42">
            <text:p>294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43">
            <text:p>294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44">
            <text:p>294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45">
            <text:p>294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46">
            <text:p>294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47">
            <text:p>294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49">
            <text:p>294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50">
            <text:p>295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51">
            <text:p>295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52">
            <text:p>295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53">
            <text:p>295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54">
            <text:p>295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55">
            <text:p>295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56">
            <text:p>295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57">
            <text:p>295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58">
            <text:p>295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59">
            <text:p>2959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60">
            <text:p>296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61">
            <text:p>296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62">
            <text:p>296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63">
            <text:p>2963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64">
            <text:p>296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65">
            <text:p>296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66">
            <text:p>296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67">
            <text:p>296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68">
            <text:p>296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69">
            <text:p>296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70">
            <text:p>297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71">
            <text:p>297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72">
            <text:p>297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73">
            <text:p>297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74">
            <text:p>297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75">
            <text:p>297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76">
            <text:p>297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77">
            <text:p>297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78">
            <text:p>297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79">
            <text:p>297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80">
            <text:p>298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81">
            <text:p>298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82">
            <text:p>298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83">
            <text:p>298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85">
            <text:p>298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86">
            <text:p>298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87">
            <text:p>298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88">
            <text:p>298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89">
            <text:p>298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90">
            <text:p>299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91">
            <text:p>299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93">
            <text:p>2993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94">
            <text:p>2994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95">
            <text:p>2995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96">
            <text:p>299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97">
            <text:p>299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98">
            <text:p>2998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999">
            <text:p>2999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2">
            <text:p>30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3">
            <text:p>30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4">
            <text:p>30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5">
            <text:p>30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6">
            <text:p>30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7">
            <text:p>30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8">
            <text:p>30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9">
            <text:p>3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0">
            <text:p>3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1">
            <text:p>3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3">
            <text:p>30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4">
            <text:p>30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5">
            <text:p>30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6">
            <text:p>30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7">
            <text:p>30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8">
            <text:p>30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9">
            <text:p>30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0">
            <text:p>30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1">
            <text:p>30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3">
            <text:p>30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4">
            <text:p>30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5">
            <text:p>30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6">
            <text:p>30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7">
            <text:p>30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8">
            <text:p>30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9">
            <text:p>30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0">
            <text:p>30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1">
            <text:p>30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2">
            <text:p>30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3">
            <text:p>30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4">
            <text:p>30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5">
            <text:p>30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7">
            <text:p>30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8">
            <text:p>30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9">
            <text:p>30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0">
            <text:p>30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1">
            <text:p>30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2">
            <text:p>30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3">
            <text:p>30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4">
            <text:p>30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5">
            <text:p>30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6">
            <text:p>30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7">
            <text:p>30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8">
            <text:p>30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9">
            <text:p>30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0">
            <text:p>30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1">
            <text:p>30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2">
            <text:p>30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3">
            <text:p>3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4">
            <text:p>30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5">
            <text:p>30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6">
            <text:p>30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7">
            <text:p>30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8">
            <text:p>30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9">
            <text:p>30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1">
            <text:p>30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2">
            <text:p>30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3">
            <text:p>30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4">
            <text:p>30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5">
            <text:p>30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6">
            <text:p>30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7">
            <text:p>30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8">
            <text:p>30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9">
            <text:p>30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0">
            <text:p>30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1">
            <text:p>30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3">
            <text:p>30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4">
            <text:p>30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5">
            <text:p>30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6">
            <text:p>30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7">
            <text:p>30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8">
            <text:p>30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9">
            <text:p>30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1">
            <text:p>30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2">
            <text:p>30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3">
            <text:p>30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085">
            <text:p>308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086">
            <text:p>308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087">
            <text:p>30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8">
            <text:p>30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9">
            <text:p>30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0">
            <text:p>30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1">
            <text:p>30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2">
            <text:p>30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3">
            <text:p>30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4">
            <text:p>30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5">
            <text:p>30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6">
            <text:p>30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7">
            <text:p>30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8">
            <text:p>30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9">
            <text:p>30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1">
            <text:p>31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2">
            <text:p>31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3">
            <text:p>31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4">
            <text:p>31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5">
            <text:p>3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6">
            <text:p>3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7">
            <text:p>31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8">
            <text:p>31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9">
            <text:p>31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0">
            <text:p>31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1">
            <text:p>31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2">
            <text:p>31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3">
            <text:p>3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4">
            <text:p>31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5">
            <text:p>31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6">
            <text:p>31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7">
            <text:p>3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8">
            <text:p>3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9">
            <text:p>31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0">
            <text:p>3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1">
            <text:p>31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2">
            <text:p>31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3">
            <text:p>31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5">
            <text:p>31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6">
            <text:p>31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7">
            <text:p>31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8">
            <text:p>31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9">
            <text:p>31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0">
            <text:p>31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1">
            <text:p>31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2">
            <text:p>31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3">
            <text:p>31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4">
            <text:p>31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5">
            <text:p>31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6">
            <text:p>31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7">
            <text:p>31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8">
            <text:p>31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9">
            <text:p>31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1">
            <text:p>31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2">
            <text:p>31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3">
            <text:p>31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4">
            <text:p>31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5">
            <text:p>31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6">
            <text:p>31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7">
            <text:p>31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8">
            <text:p>31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9">
            <text:p>31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0">
            <text:p>31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1">
            <text:p>31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2">
            <text:p>31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3">
            <text:p>31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4">
            <text:p>31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5">
            <text:p>31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6">
            <text:p>31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7">
            <text:p>31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8">
            <text:p>31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9">
            <text:p>31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0">
            <text:p>31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1">
            <text:p>31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2">
            <text:p>31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3">
            <text:p>31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4">
            <text:p>31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5">
            <text:p>3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6">
            <text:p>3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7">
            <text:p>31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9">
            <text:p>31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0">
            <text:p>31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1">
            <text:p>31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2">
            <text:p>31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3">
            <text:p>31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4">
            <text:p>31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5">
            <text:p>31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6">
            <text:p>31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7">
            <text:p>31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8">
            <text:p>31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9">
            <text:p>31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0">
            <text:p>31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1">
            <text:p>31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2">
            <text:p>31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3">
            <text:p>31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4">
            <text:p>31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5">
            <text:p>31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6">
            <text:p>31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7">
            <text:p>31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8">
            <text:p>31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0">
            <text:p>31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2">
            <text:p>31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3">
            <text:p>31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4">
            <text:p>31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5">
            <text:p>31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6">
            <text:p>31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7">
            <text:p>31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8">
            <text:p>31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9">
            <text:p>31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1">
            <text:p>32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2">
            <text:p>32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3">
            <text:p>32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4">
            <text:p>32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5">
            <text:p>32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6">
            <text:p>32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7">
            <text:p>32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8">
            <text:p>32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9">
            <text:p>32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1">
            <text:p>32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3">
            <text:p>32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4">
            <text:p>32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5">
            <text:p>32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6">
            <text:p>32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7">
            <text:p>32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8">
            <text:p>32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9">
            <text:p>32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20">
            <text:p>32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21">
            <text:p>32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22">
            <text:p>32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23">
            <text:p>32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24">
            <text:p>32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25">
            <text:p>32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26">
            <text:p>32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27">
            <text:p>32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28">
            <text:p>32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29">
            <text:p>32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0">
            <text:p>32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1">
            <text:p>32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2">
            <text:p>32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3">
            <text:p>32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4">
            <text:p>32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5">
            <text:p>32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6">
            <text:p>32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7">
            <text:p>32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8">
            <text:p>32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9">
            <text:p>32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0">
            <text:p>32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1">
            <text:p>32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2">
            <text:p>32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3">
            <text:p>32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4">
            <text:p>32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5">
            <text:p>32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6">
            <text:p>3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7">
            <text:p>32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8">
            <text:p>32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9">
            <text:p>32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0">
            <text:p>32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1">
            <text:p>32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2">
            <text:p>32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3">
            <text:p>32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5">
            <text:p>3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7">
            <text:p>32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8">
            <text:p>32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9">
            <text:p>32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61">
            <text:p>32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62">
            <text:p>32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63">
            <text:p>32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64">
            <text:p>32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65">
            <text:p>32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66">
            <text:p>32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67">
            <text:p>32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68">
            <text:p>32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69">
            <text:p>3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70">
            <text:p>32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71">
            <text:p>32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72">
            <text:p>3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73">
            <text:p>3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74">
            <text:p>32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75">
            <text:p>32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76">
            <text:p>32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77">
            <text:p>32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78">
            <text:p>32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79">
            <text:p>32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0">
            <text:p>32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1">
            <text:p>32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2">
            <text:p>32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3">
            <text:p>32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4">
            <text:p>32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5">
            <text:p>32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6">
            <text:p>32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7">
            <text:p>32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8">
            <text:p>32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0">
            <text:p>32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1">
            <text:p>32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2">
            <text:p>32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3">
            <text:p>32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4">
            <text:p>32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5">
            <text:p>32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6">
            <text:p>32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7">
            <text:p>32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8">
            <text:p>32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9">
            <text:p>32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1">
            <text:p>33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2">
            <text:p>33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3">
            <text:p>3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4">
            <text:p>33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5">
            <text:p>33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6">
            <text:p>33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7">
            <text:p>33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8">
            <text:p>33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9">
            <text:p>33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0">
            <text:p>33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1">
            <text:p>33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2">
            <text:p>33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3">
            <text:p>33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4">
            <text:p>33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5">
            <text:p>33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6">
            <text:p>33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7">
            <text:p>33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1">
            <text:p>33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2">
            <text:p>33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3">
            <text:p>33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4">
            <text:p>33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5">
            <text:p>3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6">
            <text:p>33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7">
            <text:p>33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8">
            <text:p>33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9">
            <text:p>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0">
            <text:p>33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1">
            <text:p>33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2">
            <text:p>33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3">
            <text:p>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4">
            <text:p>33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6">
            <text:p>33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7">
            <text:p>33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8">
            <text:p>33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9">
            <text:p>33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0">
            <text:p>33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1">
            <text:p>33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3">
            <text:p>33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5">
            <text:p>33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6">
            <text:p>33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7">
            <text:p>33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8">
            <text:p>33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1">
            <text:p>33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2">
            <text:p>33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3">
            <text:p>3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4">
            <text:p>33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5">
            <text:p>33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6">
            <text:p>33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7">
            <text:p>33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8">
            <text:p>33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9">
            <text:p>33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1">
            <text:p>33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2">
            <text:p>33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4">
            <text:p>33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5">
            <text:p>33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6">
            <text:p>33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7">
            <text:p>33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8">
            <text:p>33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9">
            <text:p>33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0">
            <text:p>33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1">
            <text:p>33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2">
            <text:p>33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3">
            <text:p>33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4">
            <text:p>33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5">
            <text:p>33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6">
            <text:p>33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7">
            <text:p>33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8">
            <text:p>33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9">
            <text:p>33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80">
            <text:p>33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81">
            <text:p>33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82">
            <text:p>33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83">
            <text:p>33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84">
            <text:p>33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85">
            <text:p>33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86">
            <text:p>33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87">
            <text:p>33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9">
            <text:p>33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1">
            <text:p>33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2">
            <text:p>33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3">
            <text:p>33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4">
            <text:p>3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5">
            <text:p>3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6">
            <text:p>3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7">
            <text:p>33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8">
            <text:p>33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9">
            <text:p>33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02">
            <text:p>340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03">
            <text:p>340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04">
            <text:p>340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05">
            <text:p>340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06">
            <text:p>340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07">
            <text:p>340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08">
            <text:p>34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09">
            <text:p>340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10">
            <text:p>341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11">
            <text:p>341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12">
            <text:p>341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13">
            <text:p>341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14">
            <text:p>341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15">
            <text:p>341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16">
            <text:p>341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17">
            <text:p>341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18">
            <text:p>341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19">
            <text:p>341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20">
            <text:p>342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21">
            <text:p>342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22">
            <text:p>342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23">
            <text:p>342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24">
            <text:p>342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25">
            <text:p>342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26">
            <text:p>342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27">
            <text:p>342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28">
            <text:p>342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29">
            <text:p>342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30">
            <text:p>343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33">
            <text:p>343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34">
            <text:p>343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35">
            <text:p>343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36">
            <text:p>343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37">
            <text:p>343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38">
            <text:p>343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39">
            <text:p>343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40">
            <text:p>344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41">
            <text:p>34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42">
            <text:p>344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43">
            <text:p>344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44">
            <text:p>344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45">
            <text:p>344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46">
            <text:p>344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47">
            <text:p>344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48">
            <text:p>34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49">
            <text:p>344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50">
            <text:p>345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51">
            <text:p>345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52">
            <text:p>345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53">
            <text:p>345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54">
            <text:p>345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55">
            <text:p>345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56">
            <text:p>34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57">
            <text:p>34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58">
            <text:p>345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59">
            <text:p>34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60">
            <text:p>346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61">
            <text:p>34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2">
            <text:p>34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3">
            <text:p>34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4">
            <text:p>34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5">
            <text:p>34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6">
            <text:p>34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7">
            <text:p>34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8">
            <text:p>3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9">
            <text:p>34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0">
            <text:p>34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1">
            <text:p>34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2">
            <text:p>34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3">
            <text:p>34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4">
            <text:p>34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5">
            <text:p>34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7">
            <text:p>34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8">
            <text:p>3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9">
            <text:p>34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0">
            <text:p>34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1">
            <text:p>34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2">
            <text:p>34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3">
            <text:p>34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4">
            <text:p>34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5">
            <text:p>34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6">
            <text:p>34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7">
            <text:p>34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8">
            <text:p>34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9">
            <text:p>34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0">
            <text:p>34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1">
            <text:p>34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2">
            <text:p>34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3">
            <text:p>34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4">
            <text:p>34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5">
            <text:p>34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6">
            <text:p>34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7">
            <text:p>34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8">
            <text:p>34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9">
            <text:p>34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1">
            <text:p>35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2">
            <text:p>35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3">
            <text:p>35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4">
            <text:p>35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5">
            <text:p>35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6">
            <text:p>35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7">
            <text:p>35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8">
            <text:p>35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9">
            <text:p>35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1">
            <text:p>35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2">
            <text:p>35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3">
            <text:p>35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4">
            <text:p>35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5">
            <text:p>35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6">
            <text:p>35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7">
            <text:p>35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8">
            <text:p>35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9">
            <text:p>35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1">
            <text:p>35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2">
            <text:p>35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3">
            <text:p>35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4">
            <text:p>35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6">
            <text:p>35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7">
            <text:p>35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8">
            <text:p>35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9">
            <text:p>35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0">
            <text:p>35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1">
            <text:p>35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2">
            <text:p>35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3">
            <text:p>35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4">
            <text:p>35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5">
            <text:p>35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6">
            <text:p>35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7">
            <text:p>35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8">
            <text:p>35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9">
            <text:p>35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40">
            <text:p>35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41">
            <text:p>35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43">
            <text:p>35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44">
            <text:p>35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45">
            <text:p>35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46">
            <text:p>35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47">
            <text:p>35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48">
            <text:p>35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49">
            <text:p>35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50">
            <text:p>35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51">
            <text:p>35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52">
            <text:p>35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53">
            <text:p>35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54">
            <text:p>35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55">
            <text:p>3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56">
            <text:p>35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57">
            <text:p>35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58">
            <text:p>35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59">
            <text:p>35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60">
            <text:p>35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61">
            <text:p>35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62">
            <text:p>35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63">
            <text:p>35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65">
            <text:p>35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67">
            <text:p>35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68">
            <text:p>35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69">
            <text:p>35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0">
            <text:p>35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1">
            <text:p>35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2">
            <text:p>35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3">
            <text:p>35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4">
            <text:p>35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5">
            <text:p>35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6">
            <text:p>35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7">
            <text:p>35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8">
            <text:p>35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9">
            <text:p>35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0">
            <text:p>35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1">
            <text:p>35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2">
            <text:p>3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3">
            <text:p>35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4">
            <text:p>35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5">
            <text:p>35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6">
            <text:p>35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7">
            <text:p>35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8">
            <text:p>35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9">
            <text:p>35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90">
            <text:p>35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91">
            <text:p>35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92">
            <text:p>35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3">
            <text:p>35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4">
            <text:p>35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5">
            <text:p>35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6">
            <text:p>35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7">
            <text:p>35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8">
            <text:p>35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9">
            <text:p>35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1">
            <text:p>36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2">
            <text:p>36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3">
            <text:p>36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4">
            <text:p>36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5">
            <text:p>36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6">
            <text:p>36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7">
            <text:p>36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9">
            <text:p>36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1">
            <text:p>36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2">
            <text:p>36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3">
            <text:p>36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4">
            <text:p>36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5">
            <text:p>36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6">
            <text:p>36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7">
            <text:p>36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8">
            <text:p>36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9">
            <text:p>36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0">
            <text:p>36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1">
            <text:p>36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2">
            <text:p>36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3">
            <text:p>36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4">
            <text:p>36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5">
            <text:p>36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6">
            <text:p>36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7">
            <text:p>36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8">
            <text:p>36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0">
            <text:p>36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1">
            <text:p>36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2">
            <text:p>36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3">
            <text:p>3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4">
            <text:p>36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5">
            <text:p>36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6">
            <text:p>36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7">
            <text:p>36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8">
            <text:p>36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9">
            <text:p>36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0">
            <text:p>36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1">
            <text:p>36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2">
            <text:p>36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3">
            <text:p>36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4">
            <text:p>36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5">
            <text:p>36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6">
            <text:p>36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7">
            <text:p>36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9">
            <text:p>36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0">
            <text:p>36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1">
            <text:p>36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3">
            <text:p>36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4">
            <text:p>36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5">
            <text:p>36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6">
            <text:p>36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7">
            <text:p>36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9">
            <text:p>36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1">
            <text:p>36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2">
            <text:p>36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3">
            <text:p>36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4">
            <text:p>36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5">
            <text:p>36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6">
            <text:p>36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7">
            <text:p>3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8">
            <text:p>36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9">
            <text:p>36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0">
            <text:p>36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1">
            <text:p>36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73">
            <text:p>36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74">
            <text:p>36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75">
            <text:p>36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76">
            <text:p>36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77">
            <text:p>36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78">
            <text:p>36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79">
            <text:p>36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0">
            <text:p>36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1">
            <text:p>36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2">
            <text:p>36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3">
            <text:p>36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5">
            <text:p>36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6">
            <text:p>36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7">
            <text:p>36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8">
            <text:p>36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89">
            <text:p>36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90">
            <text:p>36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91">
            <text:p>36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92">
            <text:p>36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93">
            <text:p>36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94">
            <text:p>36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95">
            <text:p>36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97">
            <text:p>36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98">
            <text:p>3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99">
            <text:p>36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01">
            <text:p>37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02">
            <text:p>37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3">
            <text:p>37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04">
            <text:p>37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05">
            <text:p>37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06">
            <text:p>37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07">
            <text:p>37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9">
            <text:p>37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0">
            <text:p>37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1">
            <text:p>37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2">
            <text:p>37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3">
            <text:p>37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4">
            <text:p>37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5">
            <text:p>37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6">
            <text:p>37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7">
            <text:p>37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8">
            <text:p>37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9">
            <text:p>37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20">
            <text:p>37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21">
            <text:p>37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22">
            <text:p>37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23">
            <text:p>37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24">
            <text:p>37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25">
            <text:p>37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26">
            <text:p>37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27">
            <text:p>37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28">
            <text:p>37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29">
            <text:p>37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0">
            <text:p>37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1">
            <text:p>3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2">
            <text:p>37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3">
            <text:p>37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4">
            <text:p>37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5">
            <text:p>37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6">
            <text:p>37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7">
            <text:p>37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8">
            <text:p>37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9">
            <text:p>37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41">
            <text:p>37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42">
            <text:p>37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3">
            <text:p>37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4">
            <text:p>3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5">
            <text:p>37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6">
            <text:p>37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47">
            <text:p>37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8">
            <text:p>37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9">
            <text:p>37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0">
            <text:p>37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1">
            <text:p>37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3">
            <text:p>37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4">
            <text:p>37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5">
            <text:p>37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6">
            <text:p>37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7">
            <text:p>37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8">
            <text:p>37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9">
            <text:p>37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0">
            <text:p>37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1">
            <text:p>37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62">
            <text:p>37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63">
            <text:p>37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66">
            <text:p>37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7">
            <text:p>37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8">
            <text:p>37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9">
            <text:p>37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0">
            <text:p>37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1">
            <text:p>3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2">
            <text:p>37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3">
            <text:p>37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4">
            <text:p>37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5">
            <text:p>37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6">
            <text:p>3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7">
            <text:p>37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8">
            <text:p>37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9">
            <text:p>37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0">
            <text:p>37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1">
            <text:p>37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2">
            <text:p>37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3">
            <text:p>37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5">
            <text:p>37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6">
            <text:p>37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7">
            <text:p>37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8">
            <text:p>37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9">
            <text:p>37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0">
            <text:p>37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1">
            <text:p>37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2">
            <text:p>37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4">
            <text:p>37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5">
            <text:p>37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6">
            <text:p>37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7">
            <text:p>37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8">
            <text:p>37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1">
            <text:p>38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2">
            <text:p>38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3">
            <text:p>38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4">
            <text:p>38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5">
            <text:p>38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6">
            <text:p>38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8">
            <text:p>38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9">
            <text:p>38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0">
            <text:p>38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1">
            <text:p>38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2">
            <text:p>38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3">
            <text:p>38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4">
            <text:p>38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6">
            <text:p>38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7">
            <text:p>38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8">
            <text:p>38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9">
            <text:p>38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20">
            <text:p>38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21">
            <text:p>38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22">
            <text:p>38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23">
            <text:p>38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24">
            <text:p>38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25">
            <text:p>38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26">
            <text:p>38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27">
            <text:p>38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29">
            <text:p>38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0">
            <text:p>38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1">
            <text:p>38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2">
            <text:p>38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3">
            <text:p>38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4">
            <text:p>38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5">
            <text:p>38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6">
            <text:p>38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7">
            <text:p>38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8">
            <text:p>38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9">
            <text:p>38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0">
            <text:p>38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1">
            <text:p>38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2">
            <text:p>38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3">
            <text:p>38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4">
            <text:p>38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5">
            <text:p>38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6">
            <text:p>38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7">
            <text:p>38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8">
            <text:p>38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9">
            <text:p>38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0">
            <text:p>38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1">
            <text:p>38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2">
            <text:p>38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3">
            <text:p>38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4">
            <text:p>38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5">
            <text:p>38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6">
            <text:p>38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7">
            <text:p>38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8">
            <text:p>38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9">
            <text:p>38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0">
            <text:p>38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1">
            <text:p>38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2">
            <text:p>38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3">
            <text:p>38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4">
            <text:p>38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5">
            <text:p>38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6">
            <text:p>38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7">
            <text:p>38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8">
            <text:p>38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9">
            <text:p>38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0">
            <text:p>38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1">
            <text:p>38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3">
            <text:p>38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4">
            <text:p>38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5">
            <text:p>38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6">
            <text:p>38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7">
            <text:p>38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8">
            <text:p>38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9">
            <text:p>38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0">
            <text:p>38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1">
            <text:p>3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2">
            <text:p>38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3">
            <text:p>38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4">
            <text:p>38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5">
            <text:p>38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6">
            <text:p>38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7">
            <text:p>38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8">
            <text:p>38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9">
            <text:p>38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0">
            <text:p>38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1">
            <text:p>38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2">
            <text:p>38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3">
            <text:p>38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4">
            <text:p>38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5">
            <text:p>38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6">
            <text:p>38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7">
            <text:p>38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8">
            <text:p>38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9">
            <text:p>38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01">
            <text:p>39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02">
            <text:p>39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03">
            <text:p>39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04">
            <text:p>39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05">
            <text:p>39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06">
            <text:p>39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07">
            <text:p>39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08">
            <text:p>39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09">
            <text:p>39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10">
            <text:p>3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11">
            <text:p>39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12">
            <text:p>39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13">
            <text:p>39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14">
            <text:p>39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15">
            <text:p>39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19">
            <text:p>39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20">
            <text:p>39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21">
            <text:p>39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22">
            <text:p>39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23">
            <text:p>39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24">
            <text:p>39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25">
            <text:p>39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27">
            <text:p>39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28">
            <text:p>39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29">
            <text:p>39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30">
            <text:p>39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31">
            <text:p>39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2">
            <text:p>39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3">
            <text:p>39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4">
            <text:p>39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5">
            <text:p>39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36">
            <text:p>39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37">
            <text:p>39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38">
            <text:p>39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39">
            <text:p>39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40">
            <text:p>39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41">
            <text:p>39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42">
            <text:p>39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43">
            <text:p>39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44">
            <text:p>39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45">
            <text:p>39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46">
            <text:p>39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47">
            <text:p>39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49">
            <text:p>39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50">
            <text:p>39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51">
            <text:p>39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52">
            <text:p>39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53">
            <text:p>39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54">
            <text:p>39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55">
            <text:p>39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56">
            <text:p>39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59">
            <text:p>39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61">
            <text:p>39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62">
            <text:p>39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63">
            <text:p>39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64">
            <text:p>39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65">
            <text:p>39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66">
            <text:p>39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67">
            <text:p>39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68">
            <text:p>39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69">
            <text:p>39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70">
            <text:p>39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71">
            <text:p>39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72">
            <text:p>39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73">
            <text:p>39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74">
            <text:p>39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75">
            <text:p>39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76">
            <text:p>39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77">
            <text:p>39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78">
            <text:p>39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79">
            <text:p>39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80">
            <text:p>39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81">
            <text:p>39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82">
            <text:p>39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83">
            <text:p>39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84">
            <text:p>39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85">
            <text:p>39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86">
            <text:p>39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87">
            <text:p>39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88">
            <text:p>39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89">
            <text:p>39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90">
            <text:p>39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91">
            <text:p>39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92">
            <text:p>39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93">
            <text:p>39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94">
            <text:p>39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95">
            <text:p>39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96">
            <text:p>39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97">
            <text:p>39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98">
            <text:p>39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9">
            <text:p>39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2">
            <text:p>40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3">
            <text:p>40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5">
            <text:p>40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6">
            <text:p>40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7">
            <text:p>40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8">
            <text:p>40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9">
            <text:p>4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0">
            <text:p>40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1">
            <text:p>4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2">
            <text:p>40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3">
            <text:p>40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4">
            <text:p>40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5">
            <text:p>40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6">
            <text:p>40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7">
            <text:p>40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8">
            <text:p>40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9">
            <text:p>40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0">
            <text:p>40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21">
            <text:p>4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22">
            <text:p>40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23">
            <text:p>4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24">
            <text:p>4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25">
            <text:p>40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26">
            <text:p>40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27">
            <text:p>4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28">
            <text:p>40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29">
            <text:p>40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30">
            <text:p>40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31">
            <text:p>40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32">
            <text:p>40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33">
            <text:p>40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34">
            <text:p>40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35">
            <text:p>40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36">
            <text:p>40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37">
            <text:p>40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38">
            <text:p>4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39">
            <text:p>40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0">
            <text:p>4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1">
            <text:p>40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2">
            <text:p>40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3">
            <text:p>40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4">
            <text:p>40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5">
            <text:p>40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6">
            <text:p>40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7">
            <text:p>4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9">
            <text:p>40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51">
            <text:p>4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54">
            <text:p>40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59">
            <text:p>40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60">
            <text:p>40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61">
            <text:p>40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62">
            <text:p>4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66">
            <text:p>40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67">
            <text:p>40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68">
            <text:p>40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69">
            <text:p>40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70">
            <text:p>40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71">
            <text:p>40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72">
            <text:p>40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73">
            <text:p>40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74">
            <text:p>40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75">
            <text:p>40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76">
            <text:p>40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77">
            <text:p>40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78">
            <text:p>40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79">
            <text:p>40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0">
            <text:p>40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1">
            <text:p>40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2">
            <text:p>40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3">
            <text:p>40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4">
            <text:p>40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5">
            <text:p>40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6">
            <text:p>40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7">
            <text:p>40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8">
            <text:p>40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9">
            <text:p>40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0">
            <text:p>40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1">
            <text:p>40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3">
            <text:p>40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4">
            <text:p>40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7">
            <text:p>40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9">
            <text:p>40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01">
            <text:p>410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02">
            <text:p>410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03">
            <text:p>410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04">
            <text:p>410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05">
            <text:p>410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06">
            <text:p>410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07">
            <text:p>410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08">
            <text:p>41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09">
            <text:p>410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10">
            <text:p>411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11">
            <text:p>411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12">
            <text:p>411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13">
            <text:p>411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14">
            <text:p>411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15">
            <text:p>411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16">
            <text:p>411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17">
            <text:p>411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18">
            <text:p>411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19">
            <text:p>411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20">
            <text:p>412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21">
            <text:p>412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22">
            <text:p>412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23">
            <text:p>412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24">
            <text:p>412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25">
            <text:p>412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26">
            <text:p>412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27">
            <text:p>412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28">
            <text:p>412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29">
            <text:p>412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30">
            <text:p>413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31">
            <text:p>413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32">
            <text:p>413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33">
            <text:p>413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34">
            <text:p>413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35">
            <text:p>413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37">
            <text:p>41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38">
            <text:p>41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39">
            <text:p>41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40">
            <text:p>41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41">
            <text:p>41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42">
            <text:p>41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43">
            <text:p>41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44">
            <text:p>41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45">
            <text:p>41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46">
            <text:p>41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47">
            <text:p>41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48">
            <text:p>41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49">
            <text:p>41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50">
            <text:p>41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51">
            <text:p>41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52">
            <text:p>41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53">
            <text:p>41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54">
            <text:p>41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55">
            <text:p>41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56">
            <text:p>41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57">
            <text:p>41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58">
            <text:p>41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59">
            <text:p>41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60">
            <text:p>41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61">
            <text:p>41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62">
            <text:p>41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63">
            <text:p>41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64">
            <text:p>41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65">
            <text:p>4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66">
            <text:p>4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67">
            <text:p>41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68">
            <text:p>41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69">
            <text:p>41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0">
            <text:p>41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1">
            <text:p>41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2">
            <text:p>41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3">
            <text:p>41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4">
            <text:p>41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5">
            <text:p>41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6">
            <text:p>41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7">
            <text:p>41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8">
            <text:p>41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9">
            <text:p>41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1">
            <text:p>41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2">
            <text:p>41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3">
            <text:p>41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4">
            <text:p>41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85">
            <text:p>41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6">
            <text:p>41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7">
            <text:p>41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8">
            <text:p>41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9">
            <text:p>41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90">
            <text:p>41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91">
            <text:p>41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92">
            <text:p>41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93">
            <text:p>41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94">
            <text:p>4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95">
            <text:p>41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96">
            <text:p>41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97">
            <text:p>41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98">
            <text:p>41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99">
            <text:p>41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1">
            <text:p>4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2">
            <text:p>42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3">
            <text:p>4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4">
            <text:p>42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5">
            <text:p>42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6">
            <text:p>42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7">
            <text:p>42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8">
            <text:p>4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9">
            <text:p>4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10">
            <text:p>42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11">
            <text:p>4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12">
            <text:p>42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13">
            <text:p>42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14">
            <text:p>42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15">
            <text:p>42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16">
            <text:p>42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17">
            <text:p>42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18">
            <text:p>42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19">
            <text:p>42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0">
            <text:p>42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1">
            <text:p>42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2">
            <text:p>42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3">
            <text:p>42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5">
            <text:p>42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6">
            <text:p>42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7">
            <text:p>4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8">
            <text:p>42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9">
            <text:p>42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0">
            <text:p>42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1">
            <text:p>42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2">
            <text:p>42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3">
            <text:p>42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4">
            <text:p>42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5">
            <text:p>42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6">
            <text:p>42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7">
            <text:p>42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8">
            <text:p>42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9">
            <text:p>42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40">
            <text:p>42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41">
            <text:p>42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42">
            <text:p>42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43">
            <text:p>42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44">
            <text:p>42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45">
            <text:p>4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46">
            <text:p>42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47">
            <text:p>42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48">
            <text:p>42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49">
            <text:p>42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50">
            <text:p>42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51">
            <text:p>42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52">
            <text:p>42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53">
            <text:p>4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54">
            <text:p>42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55">
            <text:p>4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56">
            <text:p>42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57">
            <text:p>425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58">
            <text:p>425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59">
            <text:p>42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60">
            <text:p>42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61">
            <text:p>42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62">
            <text:p>42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63">
            <text:p>426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64">
            <text:p>426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65">
            <text:p>426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66">
            <text:p>426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67">
            <text:p>42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69">
            <text:p>426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70">
            <text:p>427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71">
            <text:p>427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72">
            <text:p>427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73">
            <text:p>427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74">
            <text:p>427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75">
            <text:p>427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76">
            <text:p>427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77">
            <text:p>427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78">
            <text:p>427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79">
            <text:p>427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80">
            <text:p>428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81">
            <text:p>428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82">
            <text:p>428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83">
            <text:p>428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84">
            <text:p>428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85">
            <text:p>428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86">
            <text:p>428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87">
            <text:p>428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88">
            <text:p>428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289">
            <text:p>428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0">
            <text:p>42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1">
            <text:p>42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2">
            <text:p>42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3">
            <text:p>42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4">
            <text:p>42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5">
            <text:p>42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6">
            <text:p>42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7">
            <text:p>42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8">
            <text:p>42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9">
            <text:p>42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01">
            <text:p>43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02">
            <text:p>43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03">
            <text:p>43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04">
            <text:p>43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05">
            <text:p>43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06">
            <text:p>43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07">
            <text:p>43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08">
            <text:p>43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09">
            <text:p>43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10">
            <text:p>43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11">
            <text:p>43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13">
            <text:p>43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14">
            <text:p>43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15">
            <text:p>43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16">
            <text:p>43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17">
            <text:p>43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18">
            <text:p>43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19">
            <text:p>43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0">
            <text:p>43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1">
            <text:p>43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2">
            <text:p>43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3">
            <text:p>43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4">
            <text:p>43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5">
            <text:p>43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6">
            <text:p>4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7">
            <text:p>43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8">
            <text:p>43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29">
            <text:p>43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0">
            <text:p>4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1">
            <text:p>43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2">
            <text:p>43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3">
            <text:p>43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4">
            <text:p>43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5">
            <text:p>43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6">
            <text:p>43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7">
            <text:p>43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8">
            <text:p>43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9">
            <text:p>43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40">
            <text:p>43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41">
            <text:p>43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42">
            <text:p>4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43">
            <text:p>43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44">
            <text:p>43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45">
            <text:p>43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46">
            <text:p>43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47">
            <text:p>43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48">
            <text:p>43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49">
            <text:p>43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50">
            <text:p>43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51">
            <text:p>43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52">
            <text:p>43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53">
            <text:p>4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54">
            <text:p>43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57">
            <text:p>43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58">
            <text:p>43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59">
            <text:p>43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0">
            <text:p>43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1">
            <text:p>43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2">
            <text:p>43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3">
            <text:p>43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4">
            <text:p>43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5">
            <text:p>43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6">
            <text:p>43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7">
            <text:p>43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8">
            <text:p>43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9">
            <text:p>43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70">
            <text:p>43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71">
            <text:p>43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72">
            <text:p>43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73">
            <text:p>43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74">
            <text:p>43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75">
            <text:p>43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76">
            <text:p>43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77">
            <text:p>43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78">
            <text:p>43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79">
            <text:p>4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81">
            <text:p>43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82">
            <text:p>43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83">
            <text:p>43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84">
            <text:p>43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85">
            <text:p>4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86">
            <text:p>43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87">
            <text:p>43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88">
            <text:p>43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89">
            <text:p>43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90">
            <text:p>43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91">
            <text:p>43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92">
            <text:p>43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93">
            <text:p>43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94">
            <text:p>4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95">
            <text:p>4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96">
            <text:p>4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97">
            <text:p>43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98">
            <text:p>43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99">
            <text:p>43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01">
            <text:p>44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02">
            <text:p>44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03">
            <text:p>44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04">
            <text:p>44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05">
            <text:p>44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06">
            <text:p>44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07">
            <text:p>44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08">
            <text:p>44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09">
            <text:p>44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0">
            <text:p>44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1">
            <text:p>44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2">
            <text:p>44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3">
            <text:p>44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4">
            <text:p>44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5">
            <text:p>44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6">
            <text:p>44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7">
            <text:p>44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8">
            <text:p>44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9">
            <text:p>44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20">
            <text:p>44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21">
            <text:p>44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22">
            <text:p>44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23">
            <text:p>4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24">
            <text:p>44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25">
            <text:p>44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26">
            <text:p>44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27">
            <text:p>44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28">
            <text:p>44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29">
            <text:p>44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30">
            <text:p>44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31">
            <text:p>44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32">
            <text:p>44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33">
            <text:p>44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34">
            <text:p>44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35">
            <text:p>44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36">
            <text:p>44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37">
            <text:p>4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38">
            <text:p>44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39">
            <text:p>44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0">
            <text:p>44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1">
            <text:p>4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2">
            <text:p>44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3">
            <text:p>44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4">
            <text:p>44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5">
            <text:p>44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6">
            <text:p>44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7">
            <text:p>44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48">
            <text:p>44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49">
            <text:p>44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50">
            <text:p>44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51">
            <text:p>44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52">
            <text:p>44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53">
            <text:p>44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54">
            <text:p>44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55">
            <text:p>44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56">
            <text:p>44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57">
            <text:p>44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58">
            <text:p>44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59">
            <text:p>44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60">
            <text:p>44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61">
            <text:p>44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62">
            <text:p>44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63">
            <text:p>44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4">
            <text:p>44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5">
            <text:p>44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6">
            <text:p>44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">
            <text:p>44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8">
            <text:p>4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69">
            <text:p>44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70">
            <text:p>44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71">
            <text:p>44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72">
            <text:p>44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73">
            <text:p>44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74">
            <text:p>44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75">
            <text:p>44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76">
            <text:p>4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77">
            <text:p>44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78">
            <text:p>44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79">
            <text:p>4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0">
            <text:p>44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1">
            <text:p>44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2">
            <text:p>44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3">
            <text:p>44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4">
            <text:p>44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5">
            <text:p>44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6">
            <text:p>44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7">
            <text:p>44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88">
            <text:p>44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9">
            <text:p>4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90">
            <text:p>44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91">
            <text:p>44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92">
            <text:p>44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93">
            <text:p>44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94">
            <text:p>44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95">
            <text:p>44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96">
            <text:p>44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97">
            <text:p>44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98">
            <text:p>44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99">
            <text:p>44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currency-style style:name="N8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8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8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8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0">10.01.2020</text:date>, <text:time>15:1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49S</meta:editing-duration>
    <meta:editing-cycles>3</meta:editing-cycles>
    <meta:generator>OpenOffice/4.1.6$Win32 OpenOffice.org_project/416m1$Build-9790</meta:generator>
    <dc:date>2020-01-10T15:17:27.81</dc:date>
    <dc:creator>Test Testperson</dc:creator>
    <meta:document-statistic meta:table-count="3" meta:cell-count="13503" meta:object-count="0"/>
    <meta:user-defined meta:name="Info 1"/>
    <meta:user-defined meta:name="Info 2"/>
    <meta:user-defined meta:name="Info 3"/>
    <meta:user-defined meta:name="Info 4"/>
  </office:meta>
</office:document-meta>
</file>